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Unifont" svg:font-family="Unifont" style:font-family-generic="system" style:font-pitch="variable"/>
  </office:font-face-decls>
  <office:automatic-styles>
    <style:style style:name="P1" style:family="paragraph" style:parent-style-name="Preformatted_20_Text">
      <style:paragraph-properties>
        <style:tab-stops>
          <style:tab-stop style:position="16.826cm" style:type="right"/>
        </style:tab-stops>
      </style:paragraph-properties>
      <style:text-properties officeooo:rsid="0013397f" officeooo:paragraph-rsid="0013397f"/>
    </style:style>
    <style:style style:name="P2" style:family="paragraph" style:parent-style-name="Preformatted_20_Text">
      <style:paragraph-properties fo:text-align="start" style:justify-single-word="false">
        <style:tab-stops>
          <style:tab-stop style:position="16.826cm" style:type="right"/>
        </style:tab-stops>
      </style:paragraph-properties>
      <style:text-properties officeooo:rsid="0013397f" officeooo:paragraph-rsid="0013397f"/>
    </style:style>
    <style:style style:name="P3" style:family="paragraph" style:parent-style-name="Preformatted_20_Text">
      <style:paragraph-properties fo:text-align="center" style:justify-single-word="false">
        <style:tab-stops>
          <style:tab-stop style:position="16.826cm" style:type="right"/>
        </style:tab-stops>
      </style:paragraph-properties>
      <style:text-properties officeooo:rsid="0013397f" officeooo:paragraph-rsid="0013397f"/>
    </style:style>
    <style:style style:name="P4" style:family="paragraph" style:parent-style-name="Preformatted_20_Text">
      <style:paragraph-properties fo:text-align="start" style:justify-single-word="false">
        <style:tab-stops>
          <style:tab-stop style:position="16.826cm" style:type="right"/>
        </style:tab-stops>
      </style:paragraph-properties>
      <style:text-properties fo:font-weight="bold" officeooo:rsid="0013397f" officeooo:paragraph-rsid="0013397f" style:font-weight-asian="bold" style:font-weight-complex="bold"/>
    </style:style>
    <style:style style:name="P5" style:family="paragraph" style:parent-style-name="Text_20_body">
      <style:paragraph-properties fo:text-align="start" style:justify-single-word="false">
        <style:tab-stops>
          <style:tab-stop style:position="16.826cm" style:type="right"/>
        </style:tab-stops>
      </style:paragraph-properties>
      <style:text-properties fo:color="#0e101a" style:font-name="Liberation Mono" fo:font-size="10pt" officeooo:paragraph-rsid="0023df32" fo:background-color="transparent" style:font-size-asian="10pt" style:font-size-complex="10pt"/>
    </style:style>
    <style:style style:name="P6"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Mono" fo:font-size="10pt" fo:background-color="transparent" style:font-size-asian="10pt" style:font-size-complex="10pt"/>
    </style:style>
    <style:style style:name="P7"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Mono" fo:font-size="10pt" officeooo:paragraph-rsid="0023df32" fo:background-color="transparent" style:font-size-asian="10pt" style:font-size-complex="10pt"/>
    </style:style>
    <style:style style:name="P8" style:family="paragraph" style:parent-style-name="Text_20_body">
      <loext:graphic-properties draw:fill="none" draw:fill-color="#ffffff"/>
      <style:paragraph-properties fo:margin-top="0cm" fo:margin-bottom="0cm" loext:contextual-spacing="false" fo:background-color="transparent"/>
    </style:style>
    <style:style style:name="P9" style:family="paragraph" style:parent-style-name="Text_20_body">
      <loext:graphic-properties draw:fill="none" draw:fill-color="#ffffff"/>
      <style:paragraph-properties fo:margin-top="0cm" fo:margin-bottom="0cm" loext:contextual-spacing="false" fo:background-color="transparent"/>
      <style:text-properties style:font-name="Liberation Mono" fo:font-size="10pt" style:font-size-asian="10pt" style:font-size-complex="10pt"/>
    </style:style>
    <style:style style:name="P10" style:family="paragraph" style:parent-style-name="Text_20_body">
      <style:paragraph-properties fo:text-align="start" style:justify-single-word="false">
        <style:tab-stops>
          <style:tab-stop style:position="16.826cm" style:type="right"/>
        </style:tab-stops>
      </style:paragraph-properties>
      <style:text-properties fo:color="#000000" style:font-name="Liberation Mono" fo:font-size="10pt" fo:font-style="normal" fo:font-weight="normal" officeooo:rsid="002069ac" officeooo:paragraph-rsid="0023df32" fo:background-color="transparent" style:font-name-asian="Courier New" style:font-size-asian="10pt" style:font-style-asian="normal" style:font-weight-asian="normal" style:font-name-complex="Liberation Mono" style:font-size-complex="10pt" style:font-style-complex="normal" style:font-weight-complex="normal"/>
    </style:style>
    <style:style style:name="P11" style:family="paragraph" style:parent-style-name="Text_20_body">
      <loext:graphic-properties draw:fill="none" draw:fill-color="#ffffff"/>
      <style:paragraph-properties fo:margin-top="0cm" fo:margin-bottom="0cm" loext:contextual-spacing="false" fo:background-color="transparent"/>
      <style:text-properties fo:color="#0e101a" fo:background-color="transparent"/>
    </style:style>
    <style:style style:name="P12"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Mono" fo:font-size="10pt" officeooo:paragraph-rsid="0025174f" fo:background-color="transparent" style:font-size-asian="10pt" style:font-size-complex="10pt"/>
    </style:style>
    <style:style style:name="P13" style:family="paragraph" style:parent-style-name="Text_20_body">
      <loext:graphic-properties draw:fill="none" draw:fill-color="#ffffff"/>
      <style:paragraph-properties fo:margin-top="0cm" fo:margin-bottom="0cm" loext:contextual-spacing="false" fo:background-color="transparent"/>
    </style:style>
    <style:style style:name="P14" style:family="paragraph" style:parent-style-name="Preformatted_20_Text">
      <style:paragraph-properties fo:text-align="start" style:justify-single-word="false">
        <style:tab-stops>
          <style:tab-stop style:position="16.826cm" style:type="right"/>
        </style:tab-stops>
      </style:paragraph-properties>
      <style:text-properties fo:color="#000000" style:font-name="Liberation Mono" fo:font-size="10pt" fo:font-style="normal" fo:font-weight="normal" officeooo:rsid="002069ac" officeooo:paragraph-rsid="0013397f" fo:background-color="transparent" style:font-name-asian="Courier New" style:font-size-asian="10pt" style:font-style-asian="normal" style:font-weight-asian="normal" style:font-name-complex="Liberation Mono" style:font-size-complex="10pt" style:font-style-complex="normal" style:font-weight-complex="normal"/>
    </style:style>
    <style:style style:name="T1" style:family="text">
      <style:text-properties officeooo:rsid="0016067f"/>
    </style:style>
    <style:style style:name="T2" style:family="text">
      <style:text-properties fo:color="#0e101a" fo:background-color="transparent" loext:char-shading-value="0"/>
    </style:style>
    <style:style style:name="T3" style:family="text">
      <style:text-properties fo:color="#0e101a" style:font-name="Liberation Mono" fo:font-size="10pt" fo:background-color="transparent" loext:char-shading-value="0" style:font-size-asian="10pt" style:font-size-complex="10pt"/>
    </style:style>
    <style:style style:name="T4" style:family="text">
      <style:text-properties fo:color="#0e101a" style:font-name="Liberation Mono" fo:font-size="10pt" officeooo:rsid="0025174f" fo:background-color="transparent" loext:char-shading-value="0" style:font-size-asian="10pt" style:font-size-complex="10pt"/>
    </style:style>
    <style:style style:name="T5" style:family="text">
      <style:text-properties fo:color="#0e101a" style:font-name="Liberation Mono" fo:font-size="10pt" officeooo:rsid="00256c73" fo:background-color="transparent" loext:char-shading-value="0" style:font-size-asian="10pt" style:font-size-complex="10pt"/>
    </style:style>
    <style:style style:name="T6" style:family="text">
      <style:text-properties fo:color="#0e101a" style:font-name="Liberation Mono" fo:font-size="8pt" fo:background-color="transparent" loext:char-shading-value="0" style:font-size-asian="8pt" style:font-size-complex="8pt"/>
    </style:style>
    <style:style style:name="T7" style:family="text">
      <style:text-properties fo:color="#4a6ee0" style:font-name="Liberation Mono" fo:font-size="10pt" fo:background-color="transparent" loext:char-shading-value="0" style:font-size-asian="10pt" style:font-size-complex="10pt"/>
    </style:style>
    <style:style style:name="T8" style:family="text">
      <style:text-properties officeooo:rsid="002517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Warsaw <text:span text:style-name="T1">03</text:span>.<text:span text:style-name="T1">04</text:span>.20<text:span text:style-name="T1">20</text:span></text:p>
      <text:p text:style-name="P1"/>
      <text:p text:style-name="P3">Linux for Embedded Systems – Laboratory ex. <text:span text:style-name="T1">2</text:span></text:p>
      <text:p text:style-name="P3"/>
      <text:p text:style-name="P2">The student: <text:span text:style-name="T1">Patryk Walczak</text:span></text:p>
      <text:p text:style-name="P2"/>
      <text:p text:style-name="P4">Description of the assignment</text:p>
      <text:p text:style-name="P4"/>
      <text:p text:style-name="P10">1. Prepare an application in C language, which uses the buttons and LEDs. When reading the buttons, please take into consideration the „contact bounce” effect.</text:p>
      <text:p text:style-name="P5">2. It is required that application implements thorough error checking (you can’t assume that e.g. all hardware communication functions always succeed).</text:p>
      <text:p text:style-name="P7">3. The application must respond to changes of state of the buttons without active waiting (should sleep waiting for the required change).</text:p>
      <text:p text:style-name="P7">4. The application functionality should be defined by the student.</text:p>
      <text:p text:style-name="P6">5. The application should be converted into the Buildroot package.</text:p>
      <text:p text:style-name="P6">6. The student should demonstrate debugging of his application with the gdb debugger.</text:p>
      <text:p text:style-name="P8"/>
      <text:p text:style-name="P8"><text:span text:style-name="Strong_20_Emphasis"><text:span text:style-name="T3">Procedure to recreate the design from the attached archive</text:span></text:span></text:p>
      <text:p text:style-name="P11"/>
      <text:p text:style-name="P8"><text:span text:style-name="T2"><text:s/></text:span><text:span text:style-name="T3"><text:s text:c="2"/>I prepared:</text:span></text:p>
      <text:p text:style-name="P6">- build.sh – script which downloads and prepares the configuration</text:p>
      <text:p text:style-name="P6">- run_before – script which runs SwitchDemo</text:p>
      <text:p text:style-name="P6">- runme – script which runs QEMU and starts buildroot </text:p>
      <text:p text:style-name="P9"/>
      <text:p text:style-name="P6"><text:s text:c="3"/>To reproduce my script:</text:p>
      <text:p text:style-name="P6">1. run build.sh script</text:p>
      <text:p text:style-name="P6">2. run run_before script</text:p>
      <text:p text:style-name="P6">3. run runme script</text:p>
      <text:p text:style-name="P9"/>
      <text:p text:style-name="P6"><text:s text:c="3"/>To add my timer script to buildroot run build_script.sh, then in buildroot type „script”</text:p>
      <text:p text:style-name="P9"/>
      <text:p text:style-name="P6"><text:s text:c="2"/>To reproduce my package please read the description and repeat the steps to make the package.</text:p>
      <text:p text:style-name="P9"/>
      <text:p text:style-name="P8"><text:span text:style-name="Strong_20_Emphasis"><text:span text:style-name="T3">Description of the solution</text:span></text:span></text:p>
      <text:p text:style-name="P9"/>
      <text:p text:style-name="P8"><text:span text:style-name="T3"><text:s text:c="3"/></text:span><text:span text:style-name="T5">In my soultion I based on Demo buildroot from lecture slides. </text:span><text:span text:style-name="T3">I prepared the C language program which uses the buttons and LEDs. It is the first option „The timer controlled by the buttons (with lap-time function). LEDs should be used to confirm the operation. The measured time should be displayed on the console.” and as it was required the program handles the „bounce effect”. To understand and find out the gpiodlib functions I used „</text:span><text:a xlink:type="simple" xlink:href="https://github.com/brgl/libgpiod/blob/master/include/gpiod.h" office:target-frame-name="_blank" xlink:show="new" text:style-name="Internet_20_link" text:visited-style-name="Visited_20_Internet_20_Link"><text:span text:style-name="T7">https://github.com/brgl/libgpiod/blob/master/include/gpiod.h</text:span></text:a><text:span text:style-name="T3">”.</text:span></text:p>
      <text:p text:style-name="P9"/>
      <text:p text:style-name="P6">Firstly program connect to the SwitchDemo.</text:p>
      <text:p text:style-name="P8"><text:span text:style-name="Emphasis"><text:span text:style-name="T6">chip = gpiod_chip_open("/dev/gpiochip1");</text:span></text:span></text:p>
      <text:p text:style-name="P8"><text:span text:style-name="Emphasis"><text:span text:style-name="T6">if (!chip)</text:span></text:span></text:p>
      <text:p text:style-name="P8"><text:span text:style-name="Emphasis"><text:span text:style-name="T6"><text:s text:c="3"/>return EXIT_FAILURE;</text:span></text:span></text:p>
      <text:p text:style-name="P9"/>
      <text:p text:style-name="P6">Then connect<text:span text:style-name="T8">s</text:span> to the buttons with one fun<text:span text:style-name="T8">c</text:span>tion.</text:p>
      <text:p text:style-name="P8"><text:span text:style-name="Emphasis"><text:span text:style-name="T6">if(gpiod_line_request_bulk_falling_edge_events(&amp;buttons, "its_me")){</text:span></text:span></text:p>
      <text:p text:style-name="P8"><text:soft-page-break/><text:span text:style-name="Emphasis"><text:span text:style-name="T6"><text:s/>printf("Error: line_request_bulk_falling_edge_events -&gt; buttons\n");</text:span></text:span></text:p>
      <text:p text:style-name="P8"><text:span text:style-name="Emphasis"><text:span text:style-name="T6"><text:s/>gpiod_chip_close(chip);</text:span></text:span></text:p>
      <text:p text:style-name="P8"><text:span text:style-name="Emphasis"><text:span text:style-name="T6"><text:s/>return EXIT_FAILURE;</text:span></text:span></text:p>
      <text:p text:style-name="P8"><text:span text:style-name="Emphasis"><text:span text:style-name="T6">}</text:span></text:span></text:p>
      <text:p text:style-name="P9"/>
      <text:p text:style-name="P6">But leds are conneced one by one.</text:p>
      <text:p text:style-name="P8"><text:span text:style-name="Emphasis"><text:span text:style-name="T6">line1 = gpiod_chip_get_line(chip, 24);</text:span></text:span></text:p>
      <text:p text:style-name="P8"><text:span text:style-name="Emphasis"><text:span text:style-name="T6">if (!line1)</text:span></text:span></text:p>
      <text:p text:style-name="P8"><text:span text:style-name="Emphasis"><text:span text:style-name="T6">{</text:span></text:span></text:p>
      <text:p text:style-name="P8"><text:span text:style-name="Emphasis"><text:span text:style-name="T6"><text:s/>gpiod_chip_close(chip);</text:span></text:span></text:p>
      <text:p text:style-name="P8"><text:span text:style-name="Emphasis"><text:span text:style-name="T6"><text:s/>return EXIT_FAILURE;</text:span></text:span></text:p>
      <text:p text:style-name="P8"><text:span text:style-name="Emphasis"><text:span text:style-name="T6">}</text:span></text:span></text:p>
      <text:p text:style-name="P9"/>
      <text:p text:style-name="P6">Then open communication with leds.</text:p>
      <text:p text:style-name="P8"><text:span text:style-name="Emphasis"><text:span text:style-name="T6">gpiod_line_request_output(line1, "its_me", 0);</text:span></text:span></text:p>
      <text:p text:style-name="P8"><text:span text:style-name="Emphasis"><text:span text:style-name="T6">gpiod_line_request_output(line2, "its_me", 0);</text:span></text:span></text:p>
      <text:p text:style-name="P8"><text:span text:style-name="Emphasis"><text:span text:style-name="T6"/></text:span></text:p>
      <text:p text:style-name="P8"><text:span text:style-name="T3"><text:s text:c="3"/>After that program start</text:span><text:span text:style-name="T4">s</text:span><text:span text:style-name="T3"> main loop in which it handles all signals from the</text:span><text:span text:style-name="Emphasis"><text:span text:style-name="T3"> </text:span></text:span><text:span text:style-name="T3">SwitchDemo. For „contact bounce” I prepared two funtions - „bulk_gpiod_line_event_without_bounce” and „gpiod_line_event_without_bounce”.</text:span></text:p>
      <text:p text:style-name="P6">The bulk function uses the 2nd recursive function.</text:p>
      <text:p text:style-name="P8"><text:span text:style-name="Emphasis"><text:span text:style-name="T3">ev_val = gpiod_line_event_wait_bulk(&amp;bulk, timeout, &amp;result);</text:span></text:span></text:p>
      <text:p text:style-name="P6">In the line, the program waits set time to any signal from the buttons. If any button was clicked, function read<text:span text:style-name="T8">s</text:span> what button was clicked and tr<text:span text:style-name="T8">ies</text:span> to deal with bounce effect by the „gpiod_line_event_without_bounce” function. The function recursively checks the signals and return the right signal after omitting the bounce effect.</text:p>
      <text:p text:style-name="P12">Then return<text:span text:style-name="T8">s</text:span> appropriate event with set event_type set to the proper number. After button „12” <text:span text:style-name="T8">is clicked</text:span> the timer starts and the first led is up. After the second click first button, the timer ends and print the time. The second button prints lab time and rise the second led. The „14” <text:span text:style-name="T8">button</text:span> set off all LEDs and stop the timer application.</text:p>
      <text:p text:style-name="P9"/>
      <text:p text:style-name="P6"><text:s text:c="3"/>To add my package to the buildroot I create<text:span text:style-name="T8">d</text:span> a directory “package” and put it in “BR_PATH/package” inside the directory I create<text:span text:style-name="T8">d</text:span> a “Config.in” file which will serve as a description for Buildroot and “timer.mk” which will tell Buildroot how to make the package. Next, I add<text:span text:style-name="T8">ed</text:span> a line to “Config.in” file under “Target packages” in “package” directory: source “package/timer/Config.in”</text:p>
      <text:p text:style-name="P9"/>
      <text:p text:style-name="P6">I use<text:span text:style-name="T8">d</text:span> CMake for building. I put sources outside the Buildroot directory (Also set the correct path to the sources in the “timer.mk” file). My sources are in the “timer_src” directory. Inside the directory, I put a “CMakeLists.txt” file and an “src” directory. Inside the directory, I create<text:span text:style-name="T8">d</text:span> another “CMakeLists.txt” file and “script.c” file. All as described in the lecture slides.</text:p>
      <text:p text:style-name="P9"/>
      <text:p text:style-name="P6"><text:span text:style-name="T8">Then</text:span> I modif<text:span text:style-name="T8">ed</text:span> buildroot settings with $make menuconfig.</text:p>
      <text:p text:style-name="P6">Target packages → Debugging,... → gdb → gdbserver</text:p>
      <text:p text:style-name="P6">Toolchain → Build cross gdb for the host</text:p>
      <text:p text:style-name="P6">Build options → build packages with debugging symbols</text:p>
      <text:p text:style-name="P6">Target packages → timer</text:p>
      <text:p text:style-name="P9"/>
      <text:p text:style-name="P8"><text:span text:style-name="T3">The instructions add</text:span><text:span text:style-name="T4">ed</text:span><text:span text:style-name="T3"> timer as a package to the buildroot and enable</text:span><text:span text:style-name="T4">d</text:span><text:span text:style-name="T3"> the gdb debugger. In case the image </text:span><text:span text:style-name="T4">has been</text:span><text:span text:style-name="T3"> already built with my package and I made a</text:span></text:p>
      <text:p text:style-name="P6">change to the source files I ha<text:span text:style-name="T8">d</text:span> to do:</text:p>
      <text:p text:style-name="P6">$ make timer-dirclean</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Unifont"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omyślni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_20_ze_20_strzałką" style:display-name="Obiekt ze strzałką"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z_20_cieniem" style:display-name="Obiekt z cieniem"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 style:display-name="Obiekt bez wypełnieni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reść_20_tekstu_20_wyrównany_20_do_20_lewej_20_i_20_prawej" style:display-name="Treść tekstu wyrównany do lewej i prawej" style:family="paragraph" style:parent-style-name="Domyślnie"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1" style:family="paragraph" style:parent-style-name="Domyślnie"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ytuł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1"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agłówek2" style:family="paragraph" style:parent-style-name="Domyślnie"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ia_20_wymiarowa" style:display-name="Linia wymiarowa" style:family="paragraph" style:parent-style-name="Domyślnie"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myślnie_7e_LT_7e_Gliederung_20_1" style:display-name="Domyślni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Gliederung_20_2" style:display-name="Domyślnie~LT~Gliederung 2" style:family="paragraph" style:parent-style-name="Domyślnie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omyślnie_7e_LT_7e_Gliederung_20_3" style:display-name="Domyślnie~LT~Gliederung 3" style:family="paragraph" style:parent-style-name="Domyślnie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omyślnie_7e_LT_7e_Gliederung_20_4" style:display-name="Domyślnie~LT~Gliederung 4" style:family="paragraph" style:parent-style-name="Domyślnie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5" style:display-name="Domyślnie~LT~Gliederung 5" style:family="paragraph" style:parent-style-name="Domyślnie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6" style:display-name="Domyślnie~LT~Gliederung 6" style:family="paragraph" style:parent-style-name="Domyślnie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7" style:display-name="Domyślnie~LT~Gliederung 7" style:family="paragraph" style:parent-style-name="Domyślnie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8" style:display-name="Domyślnie~LT~Gliederung 8" style:family="paragraph" style:parent-style-name="Domyślnie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Gliederung_20_9" style:display-name="Domyślnie~LT~Gliederung 9" style:family="paragraph" style:parent-style-name="Domyślnie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omyślnie_7e_LT_7e_Titel" style:display-name="Domyślni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Untertitel" style:display-name="Domyślni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Notizen" style:display-name="Domyślni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ślnie_7e_LT_7e_Hintergrundobjekte" style:display-name="Domyślnie~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myślnie_7e_LT_7e_Hintergrund" style:display-name="Domyślni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iekty_20_tła" style:display-name="Obiekty tła"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ł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04T10:55:11.669741051</dc:date>
    <meta:editing-duration>PT3H51M18S</meta:editing-duration>
    <meta:editing-cycles>21</meta:editing-cycles>
    <meta:generator>LibreOffice/6.3.5.2$Linux_X86_64 LibreOffice_project/30$Build-2</meta:generator>
    <meta:document-statistic meta:table-count="0" meta:image-count="0" meta:object-count="0" meta:page-count="2" meta:paragraph-count="58" meta:word-count="691" meta:character-count="4636" meta:non-whitespace-character-count="3969"/>
  </office:meta>
</office:document-meta>
</file>